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>
      <style:text-properties officeooo:rsid="00120fe0"/>
    </style:style>
    <style:style style:name="P5" style:family="paragraph" style:parent-style-name="Text_20_body">
      <style:text-properties officeooo:rsid="00120fe0" officeooo:paragraph-rsid="00120fe0"/>
    </style:style>
    <style:style style:name="P6" style:family="paragraph" style:parent-style-name="Text_20_body">
      <style:text-properties fo:font-weight="bold" officeooo:rsid="00120fe0" officeooo:paragraph-rsid="00120fe0" style:font-weight-asian="bold" style:font-weight-complex="bold"/>
    </style:style>
    <style:style style:name="P7" style:family="paragraph" style:parent-style-name="Text_20_body">
      <style:paragraph-properties fo:margin-left="0in" fo:margin-right="0in" fo:line-height="100%" fo:text-align="end" style:justify-single-word="false" fo:text-indent="0in" style:auto-text-indent="false"/>
      <style:text-properties officeooo:paragraph-rsid="001283d3"/>
    </style:style>
    <style:style style:name="P8" style:family="paragraph" style:parent-style-name="Text_20_body">
      <style:paragraph-properties fo:text-align="end" style:justify-single-word="false"/>
    </style:style>
    <style:style style:name="P9" style:family="paragraph" style:parent-style-name="Text_20_body">
      <style:text-properties officeooo:rsid="001283d3" officeooo:paragraph-rsid="001283d3"/>
    </style:style>
    <style:style style:name="T1" style:family="text">
      <style:text-properties officeooo:rsid="000ea726"/>
    </style:style>
    <style:style style:name="T2" style:family="text">
      <style:text-properties officeooo:rsid="000f5a7d"/>
    </style:style>
    <style:style style:name="T3" style:family="text">
      <style:text-properties officeooo:rsid="000fb9b2"/>
    </style:style>
    <style:style style:name="T4" style:family="text">
      <style:text-properties officeooo:rsid="00116cd8"/>
    </style:style>
    <style:style style:name="T5" style:family="text">
      <style:text-properties fo:font-style="italic" officeooo:rsid="000ea726" style:font-style-asian="italic" style:font-style-complex="italic"/>
    </style:style>
    <style:style style:name="T6" style:family="text">
      <style:text-properties officeooo:rsid="001283d3"/>
    </style:style>
    <style:style style:name="T7" style:family="text">
      <style:text-properties fo:font-weight="normal" officeooo:rsid="001283d3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trong_20_Emphasis"><text:span text:style-name="T7">Antonio Castles</text:span></text:span></text:p>
      <text:p text:style-name="P7"><text:a xlink:type="simple" xlink:href="http://www.antoniocastles.net/" text:style-name="Internet_20_link" text:visited-style-name="Visited_20_Internet_20_Link"><text:span text:style-name="Strong_20_Emphasis"><text:span text:style-name="T7">www.antoniocastles.net</text:span></text:span></text:a></text:p>
      <text:p text:style-name="P7"><text:a xlink:type="simple" xlink:href="mailto:info@antoniocastles.net" text:style-name="Internet_20_link" text:visited-style-name="Visited_20_Internet_20_Link"><text:span text:style-name="Strong_20_Emphasis"><text:span text:style-name="T7">info@antoniocastles.net</text:span></text:span></text:a></text:p>
      <text:p text:style-name="P7"><text:span text:style-name="Strong_20_Emphasis"><text:span text:style-name="T7">+49 1764 369 55 22</text:span></text:span></text:p>
      <text:p text:style-name="P8"><text:span text:style-name="Strong_20_Emphasis"/></text:p>
      <text:p text:style-name="Text_20_body"><text:span text:style-name="Strong_20_Emphasis"/></text:p>
      <text:p text:style-name="Text_20_body"><text:span text:style-name="Strong_20_Emphasis">Propuesta para el Desarrollo de un Secuenciador Musical con Activación de Tomas de Corriente Alternas (AC)</text:span></text:p>
      <text:p text:style-name="Text_20_body"><text:span text:style-name="Strong_20_Emphasis">I. Resumen </text:span></text:p>
      <text:p text:style-name="Text_20_body">El objetivo de este proyecto es desarrollar un secuenciador musical que sea capaz de activar tomas de corriente de corriente alterna (AC) simultáneamente <text:span text:style-name="T1">junto con un socket de bombillas de uso doméstico</text:span>. </text:p>
      <text:list text:style-name="L1">
        <text:list-item>
          <text:p text:style-name="P2">Desarrollar un secuenciador basado en el trabajo de Moritz Klein <text:span text:style-name="T1">en su video “</text:span><text:span text:style-name="T5">Designing a simple 5-step sequencer from scratch</text:span><text:span text:style-name="T1">”</text:span>, ampliado con la capacidad de controlar salidas AC a través de relés.</text:p>
        </text:list-item>
        <text:list-item>
          <text:p text:style-name="P2"><text:span text:style-name="T2">Una vez realizado el esquemát</text:span><text:span text:style-name="T3">ico y el primer prototipo en un breadboard se prodcederá a escoger los componentes de la interfaz, como potenciómetros y switches</text:span>.</text:p>
        </text:list-item>
        <text:list-item>
          <text:p text:style-name="P2">Crear un diseño de PCB para el secuenciador, producir una primera iteración de la placa y realizar pruebas de funcionalidad.</text:p>
        </text:list-item>
        <text:list-item>
          <text:p text:style-name="P1"><text:span text:style-name="T6">Con base en </text:span>las pruebas, realizar una segunda iteración del PCB para optimizar el diseño y finalizar el producto.</text:p>
        </text:list-item>
      </text:list>
      <text:p text:style-name="Text_20_body"><text:span text:style-name="Strong_20_Emphasis">Metodología</text:span></text:p>
      <text:p text:style-name="Text_20_body">El proyecto se realizará en las siguientes etapas:</text:p>
      <text:list text:style-name="L2">
        <text:list-item>
          <text:p text:style-name="P3"><text:span text:style-name="Strong_20_Emphasis">Referencia y Recreación:</text:span> Tomar como referencia el video del creador Moritz Klein para recrear un secuenciador en un breadboard.</text:p>
        </text:list-item>
        <text:list-item>
          <text:p text:style-name="P3"><text:span text:style-name="Strong_20_Emphasis">Incorporación de Relés:</text:span> Incorporar relés a los canales del secuenciador para controlar las salidas de AC.</text:p>
        </text:list-item>
        <text:list-item>
          <text:p text:style-name="P3"><text:span text:style-name="Strong_20_Emphasis">Definición de Componentes:</text:span> <text:span text:style-name="T3">D</text:span>efinir y finalizar los detalles de los componentes, especialmente los elementos táctiles como los potenciómetros e interruptores.</text:p>
        </text:list-item>
        <text:list-item>
          <text:p text:style-name="P3"><text:span text:style-name="Strong_20_Emphasis">Diseño de PCB:</text:span> Crear un esquemático del proyecto en KiCad, diseñar un PCB para el secuenciador y enviarlo a China para su producción.</text:p>
        </text:list-item>
        <text:list-item>
          <text:p text:style-name="P3"><text:span text:style-name="Strong_20_Emphasis">Pruebas y Iteración:</text:span> Una vez recibido el PCB, realizar pruebas de funcionalidad y, <text:span text:style-name="T4">con base en</text:span> los resultados, realizar una segunda iteración del diseño del PCB.</text:p>
        </text:list-item>
      </text:list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Presupuesto</text:span></text:p>
      <text:p text:style-name="Text_20_body">El costo por el trabajo de investigación, diseño y desarrollo es de 1500€. Los costos materiales variarán según los componentes elegidos para el proyecto. Sin embargo, se estima que las dos iteraciones de producción del PCB costarán aproximadamente 300€.</text:p>
      <text:p text:style-name="P4"/>
      <text:p text:style-name="P6">Cronograma</text:p>
      <text:p text:style-name="P5">De principio a fin el proyecto durará un mes en realizarse. Hay que tener en cuenta tiempos muertos debido a envíos de componentes y sobre todo el tiempo de duración de los envíos de los PCBs.</text:p>
      <text:p text:style-name="P5"/>
      <text:p text:style-name="P9">Cualquier duda podemos aclararla por teléfono o personalmente. </text:p>
      <text:p text:style-name="P9"/>
      <text:p text:style-name="P9">Atentamente,</text:p>
      <text:p text:style-name="P9"/>
      <text:p text:style-name="P9">Antonio Castles</text:p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4:40:23.310545279</meta:creation-date>
    <dc:date>2023-07-06T15:02:01.141636992</dc:date>
    <meta:editing-duration>PT2M46S</meta:editing-duration>
    <meta:editing-cycles>1</meta:editing-cycles>
    <meta:document-statistic meta:table-count="0" meta:image-count="0" meta:object-count="0" meta:page-count="2" meta:paragraph-count="25" meta:word-count="365" meta:character-count="2308" meta:non-whitespace-character-count="1974"/>
    <meta:generator>LibreOffice/7.5.3.2$Linux_X86_64 LibreOffice_project/50$Build-2</meta:generator>
  </office:meta>
</office:document-meta>
</file>